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4940" officeooo:paragraph-rsid="00024940"/>
    </style:style>
    <style:style style:name="P2" style:family="paragraph" style:parent-style-name="Standard">
      <style:text-properties officeooo:rsid="0003e678" officeooo:paragraph-rsid="0003e678"/>
    </style:style>
    <style:style style:name="T1" style:family="text">
      <style:text-properties officeooo:rsid="00024940"/>
    </style:style>
    <style:style style:name="T2" style:family="text">
      <style:text-properties officeooo:rsid="0003e6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 <text:span text:style-name="T1">Create service Nodejs + MySQL</text:span></text:p>
      <text:p text:style-name="P1"><text:a xlink:type="simple" xlink:href="https://www.9lessons.info/2017/02/create-restful-api-nodejs-mysql.html" text:style-name="Internet_20_link" text:visited-style-name="Visited_20_Internet_20_Link">https://www.9lessons.info/2017/02/create-restful-api-nodejs-mysql.html</text:a></text:p>
      <text:p text:style-name="P1"/>
      <text:p text:style-name="P1">* Example <text:span text:style-name="T2">MongoDB</text:span></text:p>
      <text:p text:style-name="P2">https://www.codementor.io/olatundegaruba/nodejs-restful-apis-in-10-minutes-q0sgsfhb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i truong</meta:initial-creator>
    <meta:creation-date>2017-12-14T16:20:18.184944757</meta:creation-date>
    <dc:date>2017-12-15T13:22:54.823703388</dc:date>
    <dc:creator>Hai truong</dc:creator>
    <meta:editing-duration>PT2M41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4" meta:word-count="11" meta:character-count="202" meta:non-whitespace-character-count="195"/>
  </office:meta>
</office:document-meta>
</file>